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7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4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268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1.65cm" fo:min-width="1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5.058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4.396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198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2.47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376cm" fo:min-width="1.5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198cm"/>
      <style:paragraph-properties style:writing-mode="lr-tb"/>
    </style:style>
    <style:style style:name="gr15" style:family="graphic" style:parent-style-name="standard">
      <style:graphic-properties svg:stroke-color="#000000" draw:fill="none" draw:textarea-vertical-align="middle" draw:auto-grow-height="false" fo:min-height="3.922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3.1cm"/>
    </style:style>
    <style:style style:name="gr1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9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20" style:family="graphic" style:parent-style-name="objectwithoutfill">
      <style:graphic-properties svg:stroke-color="#000000" draw:marker-end="Arrow" draw:fill="solid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/>
      <style:paragraph-properties style:writing-mode="lr-tb"/>
    </style:style>
    <style:style style:name="gr22" style:family="graphic" style:parent-style-name="objectwithoutfill">
      <style:graphic-properties svg:stroke-color="#000000" draw:marker-start="Square" draw:marker-end="Arrow" draw:fill="solid" draw:textarea-vertical-align="middle"/>
    </style:style>
    <style:style style:name="gr23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24" style:family="graphic" style:parent-style-name="standard">
      <style:graphic-properties svg:stroke-width="0.018cm" svg:stroke-color="#000000" draw:marker-start="Square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27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4.214cm" style:use-optimal-column-width="false"/>
    </style:style>
    <style:style style:name="co2" style:family="table-column">
      <style:table-column-properties style:column-width="4.572cm" style:use-optimal-column-width="false"/>
    </style:style>
    <style:style style:name="co3" style:family="table-column">
      <style:table-column-properties style:column-width="4.667cm" style:use-optimal-column-width="false"/>
    </style:style>
    <style:style style:name="co4" style:family="table-column">
      <style:table-column-properties style:column-width="2.948cm" style:use-optimal-column-width="false"/>
    </style:style>
    <style:style style:name="co5" style:family="table-column">
      <style:table-column-properties style:column-width="2.902cm" style:use-optimal-column-width="false"/>
    </style:style>
    <style:style style:name="co6" style:family="table-column">
      <style:table-column-properties style:column-width="3.528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0.579cm" style:use-optimal-row-height="false"/>
    </style:style>
    <style:style style:name="ro3" style:family="table-row">
      <style:table-row-properties style:row-height="0.46cm" style:use-optimal-row-height="false"/>
    </style:style>
    <style:style style:name="ro4" style:family="table-row">
      <style:table-row-properties style:row-height="0.564cm" style:use-optimal-row-height="false"/>
    </style:style>
    <style:style style:name="ro5" style:family="table-row">
      <style:table-row-properties style:row-height="0.566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0.722cm" style:use-optimal-row-height="false"/>
    </style:style>
    <style:style style:name="ce1" style:family="table-cell">
      <loext:graphic-properties draw:fill="solid" draw:fill-color="#ffffff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ff"/>
      <style:paragraph-properties fo:border="0.03pt solid #000000"/>
      <style:text-properties fo:font-size="8pt" style:font-size-asian="8pt" style:font-size-complex="8pt"/>
    </style:style>
    <style:style style:name="ce3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/>
      <style:paragraph-properties fo:border="0.03pt solid #000000"/>
      <style:text-properties fo:font-size="5pt" style:font-size-asian="5pt" style:font-size-complex="5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5pt" style:font-size-asian="5pt" style:font-size-complex="5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color="#c9211e"/>
    </style:style>
    <style:style style:name="P19" style:family="paragraph">
      <loext:graphic-properties draw:fill-color="#ffffff"/>
      <style:paragraph-properties fo:text-align="center"/>
      <style:text-properties fo:color="#c9211e" fo:font-size="12pt" style:font-size-asian="12pt" style:font-size-complex="12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9211e"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1" draw:id="id1" draw:layer="layout" svg:width="1.8cm" svg:height="1.8cm" svg:x="2.6cm" svg:y="5.1cm">
          <text:p text:style-name="P1"><text:span text:style-name="T1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cm" svg:height="1.8cm" svg:x="6.1cm" svg:y="4.1cm">
          <text:p text:style-name="P1"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8cm" svg:height="1.8cm" svg:x="6.1cm" svg:y="6.3cm">
          <text:p text:style-name="P1"><text:span text:style-name="T1">Lo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8cm" svg:height="1.8cm" svg:x="6.1cm" svg:y="8.5cm">
          <text:p text:style-name="P1"><text:span text:style-name="T1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5cm" svg:height="1.8cm" svg:x="6.2cm" svg:y="10.5cm">
          <text:p text:style-name="P1"><text:span text:style-name="T1">M. Fisiko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cm" svg:height="1.8cm" svg:x="6.1cm" svg:y="1.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4cm" svg:y1="6cm" svg:x2="6.1cm" svg:y2="2.7cm" draw:start-shape="id1" draw:start-glue-point="10" draw:end-shape="id2" draw:end-glue-point="6" svg:d="M4400 6000l1700-3300" svg:viewBox="0 0 1701 3301">
          <text:p/>
        </draw:connector>
        <draw:connector draw:style-name="gr4" draw:text-style-name="P3" draw:layer="layout" draw:type="line" svg:x1="4.4cm" svg:y1="6cm" svg:x2="6.1cm" svg:y2="5cm" draw:start-shape="id1" draw:start-glue-point="10" draw:end-shape="id3" draw:end-glue-point="6" svg:d="M4400 6000l1700-1000" svg:viewBox="0 0 1701 1001">
          <text:p/>
        </draw:connector>
        <draw:connector draw:style-name="gr4" draw:text-style-name="P3" draw:layer="layout" draw:type="line" svg:x1="4.4cm" svg:y1="6cm" svg:x2="6.363cm" svg:y2="6.563cm" draw:start-shape="id1" draw:start-glue-point="10" draw:end-shape="id4" draw:end-glue-point="5" svg:d="M4400 6000l1963 563" svg:viewBox="0 0 1964 564">
          <text:p/>
        </draw:connector>
        <draw:connector draw:style-name="gr4" draw:text-style-name="P3" draw:layer="layout" draw:type="line" svg:x1="4.4cm" svg:y1="6.011cm" svg:x2="6.51cm" svg:y2="8.763cm" draw:end-shape="id5" draw:end-glue-point="5" svg:d="M4400 6011l2110 2752" svg:viewBox="0 0 2111 2753">
          <text:p/>
        </draw:connector>
        <draw:connector draw:style-name="gr4" draw:text-style-name="P3" draw:layer="layout" draw:type="line" svg:x1="4.4cm" svg:y1="6.011cm" svg:x2="6.2cm" svg:y2="11.4cm" draw:end-shape="id6" draw:end-glue-point="6" svg:d="M4400 6011l1800 5389" svg:viewBox="0 0 1801 5390">
          <text:p/>
        </draw:connector>
        <draw:custom-shape draw:style-name="gr5" draw:text-style-name="P4" draw:layer="layout" svg:width="16.9cm" svg:height="11.9cm" svg:x="1.8cm" svg:y="15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5cm" svg:height="0.878cm" svg:x="2cm" svg:y="15.627cm">
          <draw:text-box>
            <text:p text:style-name="P5"><text:span text:style-name="T2">Memoria </text:span><text:span text:style-name="T2">fisikoa</text:span></text:p>
          </draw:text-box>
        </draw:frame>
        <draw:frame draw:style-name="standard" draw:layer="layout" svg:width="4.213cm" svg:height="6.278cm" svg:x="6.711cm" svg:y="15.7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Frame 1</text:p>
              </table:table-cell>
            </table:table-row>
            <table:table-row table:style-name="ro1">
              <table:table-cell table:style-name="ce1">
                <text:p text:style-name="P7">Frame 2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8"><text:span text:style-name="T3">ORRI TAULAK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1.9cm" svg:height="0.645cm" svg:x="2.5cm" svg:y="18.3cm">
          <draw:text-box>
            <text:p text:style-name="P7"><text:span text:style-name="T4">Frameak</text:span></text:p>
          </draw:text-box>
        </draw:frame>
        <draw:line draw:style-name="gr4" draw:text-style-name="P3" draw:layer="layout" svg:x1="4.2cm" svg:y1="18.6cm" svg:x2="6.5cm" svg:y2="16.8cm">
          <text:p/>
        </draw:line>
        <draw:line draw:style-name="gr4" draw:text-style-name="P3" draw:layer="layout" svg:x1="4.2cm" svg:y1="18.601cm" svg:x2="6.5cm" svg:y2="18.5cm">
          <text:p/>
        </draw:line>
        <draw:line draw:style-name="gr4" draw:text-style-name="P3" draw:layer="layout" svg:x1="4.2cm" svg:y1="18.601cm" svg:x2="6.5cm" svg:y2="21cm">
          <text:p/>
        </draw:line>
        <draw:frame draw:style-name="standard" draw:layer="layout" svg:width="4.571cm" svg:height="5.914cm" svg:x="12.528cm" svg:y="15.78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8"><text:span text:style-name="T4">H</text:span><text:span text:style-name="T4">it</text:span><text:span text:style-name="T4">z</text:span><text:span text:style-name="T4">a </text:span><text:span text:style-name="T4">1</text:span></text:p>
              </table:table-cell>
            </table:table-row>
            <table:table-row table:style-name="ro1">
              <table:table-cell table:style-name="ce1">
                <text:p text:style-name="P8"><text:span text:style-name="T4">Hitza 2</text:span></text:p>
              </table:table-cell>
            </table:table-row>
            <table:table-row table:style-name="ro1">
              <table:table-cell table:style-name="ce1">
                <text:p text:style-name="P8"><text:span text:style-name="T4">...</text:span></text:p>
              </table:table-cell>
            </table:table-row>
            <table:table-row table:style-name="ro4">
              <table:table-cell table:style-name="ce4"/>
            </table:table-row>
            <table:table-row table:style-name="ro4">
              <table:table-cell table:style-name="ce4"/>
            </table:table-row>
            <table:table-row table:style-name="ro4">
              <table:table-cell table:style-name="ce4"/>
            </table:table-row>
            <table:table-row table:style-name="ro4">
              <table:table-cell table:style-name="ce4"/>
            </table:table-row>
            <table:table-row table:style-name="ro4">
              <table:table-cell table:style-name="ce4"/>
            </table:table-row>
            <table:table-row table:style-name="ro4">
              <table:table-cell table:style-name="ce4"/>
            </table:table-row>
            <table:table-row table:style-name="ro5">
              <table:table-cell table:style-name="ce4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0" draw:layer="layout" svg:width="0.6cm" svg:height="5.6cm" svg:x="11.7cm" svg:y="16cm">
          <text:p/>
          <draw:enhanced-geometry svg:viewBox="0 0 21600 21600" draw:glue-points="21600 0 0 10800 21600 21600" draw:text-areas="13800 ?f9 21600 ?f10" draw:type="left-brace" draw:modifiers="1800 10639.95715050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0.3cm" svg:y1="17.4cm" svg:x2="11.7cm" svg:y2="18.7cm">
          <text:p/>
        </draw:line>
        <draw:frame draw:style-name="standard" draw:layer="layout" svg:width="4.666cm" svg:height="5.239cm" svg:x="12.527cm" svg:y="22.09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7">Orri taula 1</text:p>
              </table:table-cell>
            </table:table-row>
            <table:table-row table:style-name="ro1">
              <table:table-cell table:style-name="ce1">
                <text:p text:style-name="P7">Orri taula 2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6"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9" draw:text-style-name="P10" draw:layer="layout" svg:width="0.6cm" svg:height="4.9cm" svg:x="11.7cm" svg:y="22.3cm">
          <text:p/>
          <draw:enhanced-geometry svg:viewBox="0 0 21600 21600" draw:glue-points="21600 0 0 10800 21600 21600" draw:text-areas="13800 ?f9 21600 ?f10" draw:type="left-brace" draw:modifiers="1800 10639.95715050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0.2cm" svg:y1="21.3cm" svg:x2="11.7cm" svg:y2="24.7cm">
          <text:p/>
        </draw:line>
        <draw:custom-shape draw:style-name="gr10" draw:text-style-name="P2" draw:layer="layout" svg:width="2.4cm" svg:height="1.1cm" svg:x="10.2cm" svg:y="6.6cm">
          <text:p text:style-name="P1"><text:span text:style-name="T1">Cor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4cm" svg:height="1.1cm" svg:x="10.2cm" svg:y="8cm">
          <text:p text:style-name="P1"><text:span text:style-name="T1">Cor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4cm" svg:height="1.1cm" svg:x="10.247cm" svg:y="9.3cm">
          <text:p text:style-name="P1"><text:span text:style-name="T1">Core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2cm" svg:height="1.4cm" svg:x="13.5cm" svg:y="4.8cm">
          <text:p text:style-name="P1"><text:span text:style-name="T1">Hardware </text:span><text:span text:style-name="T1">haria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2cm" svg:height="1.4cm" svg:x="13.5cm" svg:y="6.4cm">
          <text:p text:style-name="P1"><text:span text:style-name="T1">Hardwa</text:span><text:span text:style-name="T1">re haria 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2cm" svg:height="1.4cm" svg:x="13.6cm" svg:y="8cm">
          <text:p text:style-name="P1"><text:span text:style-name="T1">Hardware </text:span><text:span text:style-name="T1">haria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9cm" svg:y1="9.4cm" svg:x2="10.2cm" svg:y2="7.1cm">
          <text:p/>
        </draw:line>
        <draw:line draw:style-name="gr4" draw:text-style-name="P3" draw:layer="layout" svg:x1="8.9cm" svg:y1="9.401cm" svg:x2="10.3cm" svg:y2="8.6cm">
          <text:p/>
        </draw:line>
        <draw:line draw:style-name="gr4" draw:text-style-name="P3" draw:layer="layout" svg:x1="8.9cm" svg:y1="9.401cm" svg:x2="10.3cm" svg:y2="9.8cm">
          <text:p/>
        </draw:line>
        <draw:line draw:style-name="gr4" draw:text-style-name="P3" draw:layer="layout" svg:x1="12.6cm" svg:y1="7.2cm" svg:x2="13.5cm" svg:y2="5.4cm">
          <text:p/>
        </draw:line>
        <draw:line draw:style-name="gr4" draw:text-style-name="P3" draw:layer="layout" svg:x1="12.6cm" svg:y1="7.201cm" svg:x2="13.5cm" svg:y2="7.1cm">
          <text:p/>
        </draw:line>
        <draw:line draw:style-name="gr4" draw:text-style-name="P3" draw:layer="layout" svg:x1="12.6cm" svg:y1="7.201cm" svg:x2="13.6cm" svg:y2="8.6cm">
          <text:p/>
        </draw:line>
      </draw:page>
      <draw:page draw:name="page2" draw:style-name="dp1" draw:master-page-name="Lehenetsia">
        <draw:custom-shape draw:style-name="gr12" draw:text-style-name="P11" xml:id="id7" draw:id="id7" draw:layer="layout" svg:width="2.7cm" svg:height="3.3cm" svg:x="3cm" svg:y="2.2cm">
          <text:p text:style-name="P1"><text:span text:style-name="T5"/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3" draw:text-style-name="P13" draw:layer="layout" svg:width="3.3cm" svg:height="0.725cm" svg:x="2.7cm" svg:y="5.675cm">
          <draw:text-box>
            <text:p text:style-name="P12"><text:span text:style-name="T5">Progr001.elf</text:span></text:p>
          </draw:text-box>
        </draw:frame>
        <draw:custom-shape draw:style-name="gr14" draw:text-style-name="P14" xml:id="id8" draw:id="id8" draw:layer="layout" svg:width="2.4cm" svg:height="2.4cm" svg:x="7.2cm" svg:y="2.6cm">
          <text:p text:style-name="P1"><text:span text:style-name="T2">Load</text:span><text:span text:style-name="T2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7cm" svg:y1="3.85cm" svg:x2="7.2cm" svg:y2="3.8cm" draw:start-shape="id7" draw:start-glue-point="1" draw:end-shape="id8" draw:end-glue-point="6" svg:d="M5700 3850l1500-50" svg:viewBox="0 0 1501 51">
          <text:p/>
        </draw:connector>
        <draw:frame draw:style-name="standard" draw:layer="layout" svg:width="2.947cm" svg:height="4.323cm" svg:x="11.208cm" svg:y="2.3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7">Frame 1</text:p>
              </table:table-cell>
            </table:table-row>
            <table:table-row table:style-name="ro1">
              <table:table-cell table:style-name="ce1">
                <text:p text:style-name="P7">Frame 2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>
                <text:p text:style-name="P7">Frame 199</text:p>
              </table:table-cell>
            </table:table-row>
            <table:table-row table:style-name="ro1">
              <table:table-cell table:style-name="ce1">
                <text:p text:style-name="P7">Frame 200 = ORRI TAULAK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3" draw:layer="layout" svg:x1="9.6cm" svg:y1="3.8cm" svg:x2="11.2cm" svg:y2="3.4cm">
          <text:p/>
        </draw:line>
        <draw:frame draw:style-name="standard" draw:layer="layout" svg:width="2.901cm" svg:height="3.929cm" svg:x="16.118cm" svg:y="2.389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7">Text1</text:p>
              </table:table-cell>
            </table:table-row>
            <table:table-row table:style-name="ro1">
              <table:table-cell table:style-name="ce1">
                <text:p text:style-name="P7">Text2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>
                <text:p text:style-name="P7">Data1</text:p>
              </table:table-cell>
            </table:table-row>
            <table:table-row table:style-name="ro1">
              <table:table-cell table:style-name="ce1">
                <text:p text:style-name="P7">Data2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custom-shape draw:style-name="gr15" draw:text-style-name="P10" draw:layer="layout" svg:width="0.6cm" svg:height="4.4cm" svg:x="15.2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3.7cm" svg:y1="3.3cm" svg:x2="15.2cm" svg:y2="4.2cm">
          <text:p/>
        </draw:line>
        <draw:custom-shape draw:style-name="gr16" draw:text-style-name="P4" draw:layer="layout" svg:width="3.6cm" svg:height="1.7cm" svg:x="2.5cm" svg:y="9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7" draw:text-style-name="P16" draw:layer="layout" svg:width="3.3cm" svg:height="0.9cm" svg:x="2.8cm" svg:y="11cm">
          <draw:text-box>
            <text:p text:style-name="P15"><text:span text:style-name="T5">PCB objektua</text:span></text:p>
          </draw:text-box>
        </draw:frame>
        <draw:frame draw:style-name="standard" draw:layer="layout" svg:width="3.527cm" svg:height="3.996cm" svg:x="9.717cm" svg:y="8.422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 text:style-name="P7">@fisikoa Frame2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7">
              <table:table-cell table:style-name="ce1"/>
            </table:table-row>
          </table:table>
          <draw:image xlink:href="Pictures/TablePreview6.svm" xlink:type="simple" xlink:show="embed" xlink:actuate="onLoad"/>
        </draw:frame>
        <draw:line draw:style-name="gr4" draw:text-style-name="P3" draw:layer="layout" svg:x1="9.7cm" svg:y1="8.8cm" svg:x2="6.2cm" svg:y2="10.1cm">
          <text:p/>
        </draw:line>
        <draw:frame draw:style-name="gr18" draw:text-style-name="P9" draw:layer="layout" svg:width="3.4cm" svg:height="0.645cm" draw:transform="rotate (0.337721210260903) translate (6.092cm 9.09cm)">
          <draw:text-box>
            <text:p text:style-name="P7"><text:span text:style-name="T4">PGB erregistroan</text:span></text:p>
          </draw:text-box>
        </draw:frame>
        <draw:custom-shape draw:style-name="gr19" draw:text-style-name="P10" draw:layer="layout" svg:width="0.8cm" svg:height="4cm" svg:x="13.8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20" draw:text-style-name="P3" draw:layer="layout" svg:width="3.394cm" svg:height="3.697cm" draw:transform="rotate (-0.576307719008527) translate (14.3cm 5.6cm)" svg:viewBox="0 0 3395 3698" svg:d="M0 0c4771 0 3119 3698 3119 3698">
          <text:p/>
        </draw:path>
        <draw:frame draw:style-name="gr7" draw:text-style-name="P9" draw:layer="layout" svg:width="3.1cm" svg:height="0.645cm" svg:x="11.2cm" svg:y="1.6cm">
          <draw:text-box>
            <text:p text:style-name="P7"><text:span text:style-name="T4">Memoria fisikoa</text:span></text:p>
          </draw:text-box>
        </draw:frame>
        <draw:frame draw:style-name="gr7" draw:text-style-name="P9" draw:layer="layout" svg:width="3.1cm" svg:height="0.645cm" svg:x="9.9cm" svg:y="7.755cm">
          <draw:text-box>
            <text:p text:style-name="P17"><text:span text:style-name="T4">Orri taulak</text:span></text:p>
          </draw:text-box>
        </draw:frame>
        <draw:custom-shape draw:style-name="gr21" draw:text-style-name="P11" draw:layer="layout" svg:width="2.8cm" svg:height="0.8cm" svg:x="2.1cm" svg:y="16.2cm">
          <text:p text:style-name="P1"><text:span text:style-name="T5">Core_ilara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2.1cm" svg:y="18.1cm">
          <text:p text:style-name="P1"><text:span text:style-name="T5">PCB_20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5.6cm" svg:y="18.1cm">
          <text:p text:style-name="P1"><text:span text:style-name="T5">PCB_2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9cm" svg:y="18.1cm">
          <text:p text:style-name="P1"><text:span text:style-name="T5">PCB_24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12.4cm" svg:y="18.1cm">
          <text:p text:style-name="P1"><text:span text:style-name="T5">NULL</text:span></text:p>
          <draw:enhanced-geometry svg:viewBox="0 0 21600 21600" draw:type="rectangle" draw:enhanced-path="M 0 0 L 21600 0 21600 21600 0 21600 0 0 Z N"/>
        </draw:custom-shape>
        <draw:path draw:style-name="gr22" draw:text-style-name="P3" draw:layer="layout" svg:width="0.861cm" svg:height="1.308cm" draw:transform="rotate (-2.77908776795057) translate (5.40633318554531cm 17.7941857765957cm)" svg:viewBox="0 0 862 1309" svg:d="M366 1309c-1051-613 496-1309 496-1309">
          <text:p/>
        </draw:path>
        <draw:line draw:style-name="gr23" draw:text-style-name="P1" draw:layer="layout" svg:x1="4.5cm" svg:y1="18.6cm" svg:x2="4.5cm" svg:y2="18.6cm">
          <text:p/>
        </draw:line>
        <draw:line draw:style-name="gr24" draw:text-style-name="P1" draw:layer="layout" svg:x1="4.7cm" svg:y1="18.5cm" svg:x2="6cm" svg:y2="18.5cm">
          <text:p/>
        </draw:line>
        <draw:line draw:style-name="gr24" draw:text-style-name="P1" draw:layer="layout" svg:x1="8.153cm" svg:y1="18.5cm" svg:x2="9.453cm" svg:y2="18.5cm">
          <text:p/>
        </draw:line>
        <draw:line draw:style-name="gr24" draw:text-style-name="P1" draw:layer="layout" svg:x1="11.6cm" svg:y1="18.5cm" svg:x2="12.9cm" svg:y2="18.5cm">
          <text:p/>
        </draw:line>
        <draw:custom-shape draw:style-name="gr21" draw:text-style-name="P11" draw:layer="layout" svg:width="2.8cm" svg:height="0.8cm" svg:x="2.1cm" svg:y="20.4cm">
          <text:p text:style-name="P1"><text:span text:style-name="T5">Core_ilar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8cm" svg:height="0.8cm" svg:x="2.1cm" svg:y="22.3cm">
          <text:p text:style-name="P18"><text:span text:style-name="T6">PCB_20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5.6cm" svg:y="22.3cm">
          <text:p text:style-name="P1"><text:span text:style-name="T5">PCB_2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9cm" svg:y="22.3cm">
          <text:p text:style-name="P1"><text:span text:style-name="T5">PCB_24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12.4cm" svg:y="22.3cm">
          <text:p text:style-name="P1"><text:span text:style-name="T5">NULL</text:span></text:p>
          <draw:enhanced-geometry svg:viewBox="0 0 21600 21600" draw:type="rectangle" draw:enhanced-path="M 0 0 L 21600 0 21600 21600 0 21600 0 0 Z N"/>
        </draw:custom-shape>
        <draw:path draw:style-name="gr22" draw:text-style-name="P3" draw:layer="layout" svg:width="0.861cm" svg:height="1.308cm" draw:transform="rotate (-2.77908776795057) translate (5.40633318554531cm 21.9941857765957cm)" svg:viewBox="0 0 862 1309" svg:d="M366 1309c-1051-613 496-1309 496-1309">
          <text:p/>
        </draw:path>
        <draw:line draw:style-name="gr23" draw:text-style-name="P1" draw:layer="layout" svg:x1="4.5cm" svg:y1="22.8cm" svg:x2="4.5cm" svg:y2="22.8cm">
          <text:p/>
        </draw:line>
        <draw:line draw:style-name="gr24" draw:text-style-name="P1" draw:layer="layout" svg:x1="4.7cm" svg:y1="22.7cm" svg:x2="6cm" svg:y2="22.7cm">
          <text:p/>
        </draw:line>
        <draw:line draw:style-name="gr24" draw:text-style-name="P1" draw:layer="layout" svg:x1="8.153cm" svg:y1="22.7cm" svg:x2="9.453cm" svg:y2="22.7cm">
          <text:p/>
        </draw:line>
        <draw:line draw:style-name="gr24" draw:text-style-name="P1" draw:layer="layout" svg:x1="11.6cm" svg:y1="22.7cm" svg:x2="12.9cm" svg:y2="22.7cm">
          <text:p/>
        </draw:line>
        <draw:frame draw:style-name="gr25" draw:text-style-name="P21" draw:layer="layout" svg:width="7.1cm" svg:height="0.725cm" svg:x="1.8cm" svg:y="19.275cm">
          <draw:text-box>
            <text:p text:style-name="P20"><text:span text:style-name="T7">PCB_20 prozesua amaitzen bada:</text:span></text:p>
          </draw:text-box>
        </draw:frame>
        <draw:frame draw:style-name="gr26" draw:text-style-name="P21" draw:layer="layout" svg:width="15.2cm" svg:height="0.925cm" svg:x="1.9cm" svg:y="23.375cm">
          <draw:text-box>
            <text:p text:style-name="P20"><text:span text:style-name="T7">PCB_21 prozesuan quantuma pasatzen bada, baina prozesua amaitu gabe:</text:span></text:p>
          </draw:text-box>
        </draw:frame>
        <draw:custom-shape draw:style-name="gr21" draw:text-style-name="P11" draw:layer="layout" svg:width="2.8cm" svg:height="0.8cm" svg:x="2.1cm" svg:y="24.5cm">
          <text:p text:style-name="P1"><text:span text:style-name="T5">Core_ilar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8cm" svg:height="0.8cm" svg:x="2.1cm" svg:y="26.4cm">
          <text:p text:style-name="P18"><text:span text:style-name="T6">PCB_20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8cm" svg:height="0.8cm" svg:x="5.6cm" svg:y="26.4cm">
          <text:p text:style-name="P18"><text:span text:style-name="T6">PCB_2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9cm" svg:y="26.4cm">
          <text:p text:style-name="P1"><text:span text:style-name="T5">PCB_24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8cm" svg:height="0.8cm" svg:x="12.4cm" svg:y="26.4cm">
          <text:p text:style-name="P1"><text:span text:style-name="T5">PCB_2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4.5cm" svg:y1="26.9cm" svg:x2="4.5cm" svg:y2="26.9cm">
          <text:p/>
        </draw:line>
        <draw:line draw:style-name="gr24" draw:text-style-name="P1" draw:layer="layout" svg:x1="4.7cm" svg:y1="26.8cm" svg:x2="6cm" svg:y2="26.8cm">
          <text:p/>
        </draw:line>
        <draw:line draw:style-name="gr24" draw:text-style-name="P1" draw:layer="layout" svg:x1="8.153cm" svg:y1="26.8cm" svg:x2="9.453cm" svg:y2="26.8cm">
          <text:p/>
        </draw:line>
        <draw:line draw:style-name="gr24" draw:text-style-name="P1" draw:layer="layout" svg:x1="11.6cm" svg:y1="26.8cm" svg:x2="12.9cm" svg:y2="26.8cm">
          <text:p/>
        </draw:line>
        <draw:custom-shape draw:style-name="gr21" draw:text-style-name="P11" draw:layer="layout" svg:width="2.8cm" svg:height="0.8cm" svg:x="15.7cm" svg:y="26.4cm">
          <text:p text:style-name="P1"><text:span text:style-name="T5">NULL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5.021cm" svg:y1="26.8cm" svg:x2="16.321cm" svg:y2="26.8cm">
          <text:p/>
        </draw:line>
        <draw:line draw:style-name="gr27" draw:text-style-name="P3" draw:layer="layout" svg:x1="2.053cm" svg:y1="27.673cm" svg:x2="5.053cm" svg:y2="25.973cm">
          <text:p/>
        </draw:line>
        <draw:line draw:style-name="gr27" draw:text-style-name="P3" draw:layer="layout" svg:x1="5.4cm" svg:y1="27.7cm" svg:x2="8.4cm" svg:y2="26cm">
          <text:p/>
        </draw:line>
        <draw:path draw:style-name="gr22" draw:text-style-name="P3" draw:layer="layout" svg:width="4.599cm" svg:height="1.199cm" svg:x="4.8cm" svg:y="25cm" svg:viewBox="0 0 4600 1200" svg:d="M0 0c4600 0 4600 1200 4600 120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0" draw:border="0%"/>
    <draw:gradient draw:name="Beteta" draw:style="linear" draw:start-color="#ffffff" draw:end-color="#cccccc" draw:start-intensity="100%" draw:end-intensity="100%" draw:angle="300" draw:border="0%"/>
    <draw:gradient draw:name="Formak" draw:style="rectangular" draw:cx="50%" draw:cy="50%" draw:start-color="#cccccc" draw:end-color="#ffffff" draw:start-intensity="100%" draw:end-intensity="100%" draw:angle="0" draw:border="0%"/>
    <draw:gradient draw:name="Gorriz_20_betea" draw:display-name="Gorriz betea" draw:style="linear" draw:start-color="#ff6d6d" draw:end-color="#c9211e" draw:start-intensity="100%" draw:end-intensity="100%" draw:angle="300" draw:border="0%"/>
    <draw:gradient draw:name="Horiz_20_betea" draw:display-name="Horiz betea" draw:style="linear" draw:start-color="#ffde59" draw:end-color="#b47804" draw:start-intensity="100%" draw:end-intensity="100%" draw:angle="300" draw:border="0%"/>
    <draw:gradient draw:name="Urdinez_20_betea" draw:display-name="Urdinez betea" draw:style="linear" draw:start-color="#729fcf" draw:end-color="#355269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7:48:48.887436621</meta:creation-date>
    <dc:date>2021-01-18T18:49:39.522726186</dc:date>
    <meta:editing-duration>PT3M27S</meta:editing-duration>
    <meta:editing-cycles>1</meta:editing-cycles>
    <meta:document-statistic meta:object-count="90"/>
    <meta:generator>LibreOffice/6.4.6.2$Linux_X86_64 LibreOffice_project/40$Build-2</meta:generator>
  </office:meta>
</office:document-meta>
</file>